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07cm"/>
    </style:style>
    <style:style style:name="co3" style:family="table-column">
      <style:table-column-properties fo:break-before="auto" style:column-width="4.68cm"/>
    </style:style>
    <style:style style:name="co4" style:family="table-column">
      <style:table-column-properties fo:break-before="auto" style:column-width="4.621cm"/>
    </style:style>
    <style:style style:name="co5" style:family="table-column">
      <style:table-column-properties fo:break-before="auto" style:column-width="4.468cm"/>
    </style:style>
    <style:style style:name="co7" style:family="table-column">
      <style:table-column-properties fo:break-before="auto" style:column-width="4.602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1" style:family="table-cell" style:parent-style-name="Default" style:data-style-name="N109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002cm solid #000000" style:text-align-source="value-type" style:repeat-content="false" fo:border-left="none" fo:border-right="none" fo:border-top="0.002cm solid #000000"/>
      <style:paragraph-properties fo:margin-left="0cm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2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fo:border="0.035cm solid #000000"/>
      <style:paragraph-properties fo:text-align="center" fo:margin-left="0cm"/>
    </style:style>
    <style:style style:name="ce16" style:family="table-cell" style:parent-style-name="Default">
      <style:table-cell-properties fo:border-bottom="0.002cm solid #000000" fo:border-left="none" fo:border-right="0.002cm solid #000000" fo:border-top="0.002cm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order-left="none" fo:border-right="0.002cm solid #000000" fo:border-top="none"/>
    </style:style>
    <style:style style:name="ce18" style:family="table-cell" style:parent-style-name="Default">
      <style:table-cell-properties fo:border-bottom="0.002cm solid #000000" fo:border-left="none" fo:border-right="0.002cm solid #000000" fo:border-top="none"/>
    </style:style>
    <style:style style:name="ce19" style:family="table-cell" style:parent-style-name="Default">
      <style:table-cell-properties fo:border="0.035cm solid #000000"/>
    </style:style>
    <style:style style:name="ce20" style:family="table-cell" style:parent-style-name="Default">
      <style:table-cell-properties fo:border-bottom="0.002cm solid #000000" style:text-align-source="value-type" style:repeat-content="false" fo:border-left="none" fo:border-right="0.002cm solid #000000" fo:border-top="0.002cm solid #000000"/>
      <style:paragraph-properties fo:margin-left="0cm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22" style:family="table-cell" style:parent-style-name="Default" style:data-style-name="N2">
      <style:table-cell-properties fo:border-bottom="0.002cm solid #000000" style:text-align-source="fix" style:repeat-content="false" fo:border-left="none" fo:border-right="0.002cm solid #000000" fo:border-top="none"/>
      <style:paragraph-properties fo:text-align="end" fo:margin-left="0cm"/>
    </style:style>
    <style:style style:name="ce23" style:family="table-cell" style:parent-style-name="Default">
      <style:table-cell-properties fo:border-bottom="0.002cm solid #000000" fo:border-left="none" fo:border-right="none" fo:border-top="0.002cm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2cm solid #000000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row table:style-name="ro2">
          <table:table-cell table:style-name="ce1" office:value-type="string">
            <text:p>ASSIGNING SALES REGIONS AT PFIZER TURKEY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table:style-name="Default"/>
          <table:table-cell table:number-columns-repeated="3"/>
          <table:table-cell table:style-name="ce2"/>
          <table:table-cell table:number-columns-repeated="3"/>
        </table:table-row>
        <table:table-row table:style-name="ro2">
          <table:table-cell table:style-name="ce1" office:value-type="string">
            <text:p>Current Structure of Sales Territories</text:p>
          </table:table-cell>
          <table:table-cell table:number-columns-repeated="2"/>
          <table:table-cell table:style-name="ce1" office:value-type="string">
            <text:p>Would the assignment of brick j be a new brick for SR i? (N_i,j)</text:p>
          </table:table-cell>
          <table:table-cell table:style-name="ce2"/>
          <table:table-cell table:number-columns-repeated="3"/>
        </table:table-row>
        <table:table-row table:style-name="ro2">
          <table:table-cell table:style-name="ce3" office:value-type="string">
            <text:p>SR Number</text:p>
          </table:table-cell>
          <table:table-cell table:style-name="ce7" office:value-type="string">
            <text:p>Center Brick Number</text:p>
          </table:table-cell>
          <table:table-cell table:style-name="ce16" office:value-type="string">
            <text:p>Bricks Assigned</text:p>
          </table:table-cell>
          <table:table-cell table:style-name="ce3" office:value-type="string">
            <text:p>Brick Number</text:p>
          </table:table-cell>
          <table:table-cell table:style-name="ce7" office:value-type="string">
            <text:p>SR 1</text:p>
          </table:table-cell>
          <table:table-cell table:style-name="ce23" office:value-type="string">
            <text:p>SR 2</text:p>
          </table:table-cell>
          <table:table-cell table:style-name="ce23" office:value-type="string">
            <text:p>SR 3</text:p>
          </table:table-cell>
          <table:table-cell table:style-name="ce16" office:value-type="string">
            <text:p>SR 4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7" office:value-type="string">
            <text:p>4, 5, 6, 7, 8, 15</text:p>
          </table:table-cell>
          <table:table-cell table:style-name="ce4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0">
            <text:p>0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office:value-type="float" office:value="14">
            <text:p>14</text:p>
          </table:table-cell>
          <table:table-cell table:style-name="ce17" office:value-type="string">
            <text:p>10, 11, 12, 13, 14</text:p>
          </table:table-cell>
          <table:table-cell table:style-name="ce4" office:value-type="float" office:value="2">
            <text:p>2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0">
            <text:p>0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office:value-type="float" office:value="16">
            <text:p>16</text:p>
          </table:table-cell>
          <table:table-cell table:style-name="ce17" office:value-type="string">
            <text:p>9, 16, 17, 18</text:p>
          </table:table-cell>
          <table:table-cell table:style-name="ce4" office:value-type="float" office:value="3">
            <text:p>3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0">
            <text:p>0</text:p>
          </table:table-cell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8" office:value-type="float" office:value="22">
            <text:p>22</text:p>
          </table:table-cell>
          <table:table-cell table:style-name="ce18" office:value-type="string">
            <text:p>1, 2, 3, 19, 20, 21, 22</text:p>
          </table:table-cell>
          <table:table-cell table:style-name="ce4" office:value-type="float" office:value="4">
            <text:p>4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style-name="ce4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Default"/>
          <table:table-cell table:number-columns-repeated="2"/>
          <table:table-cell table:style-name="ce4" office:value-type="float" office:value="6">
            <text:p>6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1" office:value-type="string">
            <text:p>Index Values of Bricks (I_j)</text:p>
          </table:table-cell>
          <table:table-cell table:number-columns-repeated="2"/>
          <table:table-cell table:style-name="ce4" office:value-type="float" office:value="7">
            <text:p>7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3" office:value-type="string">
            <text:p>Brick Number</text:p>
          </table:table-cell>
          <table:table-cell table:style-name="ce9" office:value-type="string">
            <text:p>Index Value</text:p>
          </table:table-cell>
          <table:table-cell/>
          <table:table-cell table:style-name="ce4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0" office:value-type="float" office:value="0.1609">
            <text:p>0,1609</text:p>
          </table:table-cell>
          <table:table-cell/>
          <table:table-cell table:style-name="ce4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0" office:value-type="float" office:value="0.1164">
            <text:p>0,1164</text:p>
          </table:table-cell>
          <table:table-cell/>
          <table:table-cell table:style-name="ce4" office:value-type="float" office:value="10">
            <text:p>10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0" office:value-type="float" office:value="0.1026">
            <text:p>0,1026</text:p>
          </table:table-cell>
          <table:table-cell/>
          <table:table-cell table:style-name="ce4" office:value-type="float" office:value="11">
            <text:p>11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0" office:value-type="float" office:value="0.1516">
            <text:p>0,1516</text:p>
          </table:table-cell>
          <table:table-cell/>
          <table:table-cell table:style-name="ce4" office:value-type="float" office:value="12">
            <text:p>12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10" office:value-type="float" office:value="0.0939">
            <text:p>0,0939</text:p>
          </table:table-cell>
          <table:table-cell/>
          <table:table-cell table:style-name="ce4" office:value-type="float" office:value="13">
            <text:p>13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0" office:value-type="float" office:value="0.132">
            <text:p>0,1320</text:p>
          </table:table-cell>
          <table:table-cell/>
          <table:table-cell table:style-name="ce4" office:value-type="float" office:value="14">
            <text:p>14</text:p>
          </table:table-cell>
          <table:table-cell table:style-name="ce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10" office:value-type="float" office:value="0.0687">
            <text:p>0,0687</text:p>
          </table:table-cell>
          <table:table-cell/>
          <table:table-cell table:style-name="ce4" office:value-type="float" office:value="15">
            <text:p>15</text:p>
          </table:table-cell>
          <table:table-cell table:style-name="ce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0" office:value-type="float" office:value="0.093">
            <text:p>0,0930</text:p>
          </table:table-cell>
          <table:table-cell/>
          <table:table-cell table:style-name="ce4" office:value-type="float" office:value="16">
            <text:p>16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10" office:value-type="float" office:value="0.2116">
            <text:p>0,2116</text:p>
          </table:table-cell>
          <table:table-cell/>
          <table:table-cell table:style-name="ce4" office:value-type="float" office:value="17">
            <text:p>17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0" office:value-type="float" office:value="0.2529">
            <text:p>0,2529</text:p>
          </table:table-cell>
          <table:table-cell/>
          <table:table-cell table:style-name="ce4" office:value-type="float" office:value="18">
            <text:p>18</text:p>
          </table:table-cell>
          <table:table-cell table:style-name="ce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7" office:value-type="float" office:value="1">
            <text:p>1</text:p>
          </table:table-cell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0" office:value-type="float" office:value="0.0868">
            <text:p>0,0868</text:p>
          </table:table-cell>
          <table:table-cell/>
          <table:table-cell table:style-name="ce4" office:value-type="float" office:value="19">
            <text:p>19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0">
            <text:p>0</text:p>
          </table:table-cell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10" office:value-type="float" office:value="0.0828">
            <text:p>0,0828</text:p>
          </table:table-cell>
          <table:table-cell/>
          <table:table-cell table:style-name="ce4" office:value-type="float" office:value="20">
            <text:p>20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0">
            <text:p>0</text:p>
          </table:table-cell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10" office:value-type="float" office:value="0.0975">
            <text:p>0,0975</text:p>
          </table:table-cell>
          <table:table-cell/>
          <table:table-cell table:style-name="ce4" office:value-type="float" office:value="21">
            <text:p>21</text:p>
          </table:table-cell>
          <table:table-cell table:style-name="ce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7" office:value-type="float" office:value="0">
            <text:p>0</text:p>
          </table:table-cell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10" office:value-type="float" office:value="0.8177">
            <text:p>0,8177</text:p>
          </table:table-cell>
          <table:table-cell/>
          <table:table-cell table:style-name="ce5" office:value-type="float" office:value="22">
            <text:p>22</text:p>
          </table:table-cell>
          <table:table-cell table:style-name="ce8" office:value-type="float" office:value="1">
            <text:p>1</text:p>
          </table:table-cell>
          <table:table-cell table:number-columns-repeated="2" table:style-name="ce24" office:value-type="float" office:value="1">
            <text:p>1</text:p>
          </table:table-cell>
          <table:table-cell table:style-name="ce18" office:value-type="float" office:value="0">
            <text:p>0</text:p>
          </table:table-cell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10" office:value-type="float" office:value="0.4115">
            <text:p>0,4115</text:p>
          </table:table-cell>
          <table:table-cell table:number-columns-repeated="6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10" office:value-type="float" office:value="0.3795">
            <text:p>0,3795</text:p>
          </table:table-cell>
          <table:table-cell table:number-columns-repeated="6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10" office:value-type="float" office:value="0.071">
            <text:p>0,0710</text:p>
          </table:table-cell>
          <table:table-cell table:number-columns-repeated="6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10" office:value-type="float" office:value="0.0427">
            <text:p>0,0427</text:p>
          </table:table-cell>
          <table:table-cell table:number-columns-repeated="6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10" office:value-type="float" office:value="0.1043">
            <text:p>0,1043</text:p>
          </table:table-cell>
          <table:table-cell table:number-columns-repeated="6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10" office:value-type="float" office:value="0.0997">
            <text:p>0,0997</text:p>
          </table:table-cell>
          <table:table-cell table:number-columns-repeated="6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10" office:value-type="float" office:value="0.1698">
            <text:p>0,1698</text:p>
          </table:table-cell>
          <table:table-cell table:number-columns-repeated="6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11" office:value-type="float" office:value="0.2531">
            <text:p>0,2531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Default"/>
          <table:table-cell table:number-columns-repeated="7"/>
        </table:table-row>
        <table:table-row table:style-name="ro2">
          <table:table-cell table:style-name="ce1" office:value-type="string">
            <text:p>Travel Distances between SR offices and Bricks in km (d_i,j)</text:p>
          </table:table-cell>
          <table:table-cell table:number-columns-repeated="7"/>
        </table:table-row>
        <table:table-row table:style-name="ro2">
          <table:table-cell table:style-name="ce3" office:value-type="string">
            <text:p>Brick Number</text:p>
          </table:table-cell>
          <table:table-cell table:style-name="ce12" office:value-type="string">
            <text:p>Distance to Office of SR 1</text:p>
          </table:table-cell>
          <table:table-cell table:style-name="ce12" office:value-type="string">
            <text:p>Distance to Office of SR 2</text:p>
          </table:table-cell>
          <table:table-cell table:style-name="ce12" office:value-type="string">
            <text:p>Distance to Office of SR 3</text:p>
          </table:table-cell>
          <table:table-cell table:style-name="ce20" office:value-type="string">
            <text:p>Distance to Office of SR 4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3" office:value-type="float" office:value="16.16">
            <text:p>16,16</text:p>
          </table:table-cell>
          <table:table-cell table:style-name="ce13" office:value-type="float" office:value="24.08">
            <text:p>24,08</text:p>
          </table:table-cell>
          <table:table-cell table:style-name="ce13" office:value-type="float" office:value="24.32">
            <text:p>24,32</text:p>
          </table:table-cell>
          <table:table-cell table:style-name="ce21" office:value-type="float" office:value="21.12">
            <text:p>21,12</text:p>
          </table:table-cell>
          <table:table-cell table:number-columns-repeated="3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3" office:value-type="float" office:value="19">
            <text:p>19,00</text:p>
          </table:table-cell>
          <table:table-cell table:style-name="ce13" office:value-type="float" office:value="26.47">
            <text:p>26,47</text:p>
          </table:table-cell>
          <table:table-cell table:style-name="ce13" office:value-type="float" office:value="27.24">
            <text:p>27,24</text:p>
          </table:table-cell>
          <table:table-cell table:style-name="ce21" office:value-type="float" office:value="17.33">
            <text:p>17,33</text:p>
          </table:table-cell>
          <table:table-cell table:number-columns-repeated="3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3" office:value-type="float" office:value="25.29">
            <text:p>25,29</text:p>
          </table:table-cell>
          <table:table-cell table:style-name="ce13" office:value-type="float" office:value="32.49">
            <text:p>32,49</text:p>
          </table:table-cell>
          <table:table-cell table:style-name="ce13" office:value-type="float" office:value="33.42">
            <text:p>33,42</text:p>
          </table:table-cell>
          <table:table-cell table:style-name="ce21" office:value-type="float" office:value="12.25">
            <text:p>12,25</text:p>
          </table:table-cell>
          <table:table-cell table:number-columns-repeated="3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3" office:value-type="float" office:value="0">
            <text:p>0,00</text:p>
          </table:table-cell>
          <table:table-cell table:style-name="ce13" office:value-type="float" office:value="7.93">
            <text:p>7,93</text:p>
          </table:table-cell>
          <table:table-cell table:style-name="ce13" office:value-type="float" office:value="8.31">
            <text:p>8,31</text:p>
          </table:table-cell>
          <table:table-cell table:style-name="ce21" office:value-type="float" office:value="36.12">
            <text:p>36,12</text:p>
          </table:table-cell>
          <table:table-cell table:number-columns-repeated="3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13" office:value-type="float" office:value="3.07">
            <text:p>3,07</text:p>
          </table:table-cell>
          <table:table-cell table:style-name="ce13" office:value-type="float" office:value="6.44">
            <text:p>6,44</text:p>
          </table:table-cell>
          <table:table-cell table:style-name="ce13" office:value-type="float" office:value="7.56">
            <text:p>7,56</text:p>
          </table:table-cell>
          <table:table-cell table:style-name="ce21" office:value-type="float" office:value="37.37">
            <text:p>37,37</text:p>
          </table:table-cell>
          <table:table-cell table:number-columns-repeated="3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3" office:value-type="float" office:value="1.22">
            <text:p>1,22</text:p>
          </table:table-cell>
          <table:table-cell table:style-name="ce13" office:value-type="float" office:value="7.51">
            <text:p>7,51</text:p>
          </table:table-cell>
          <table:table-cell table:style-name="ce13" office:value-type="float" office:value="8.19">
            <text:p>8,19</text:p>
          </table:table-cell>
          <table:table-cell table:style-name="ce21" office:value-type="float" office:value="36.29">
            <text:p>36,29</text:p>
          </table:table-cell>
          <table:table-cell table:number-columns-repeated="3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13" office:value-type="float" office:value="2.8">
            <text:p>2,80</text:p>
          </table:table-cell>
          <table:table-cell table:style-name="ce13" office:value-type="float" office:value="10.31">
            <text:p>10,31</text:p>
          </table:table-cell>
          <table:table-cell table:style-name="ce13" office:value-type="float" office:value="10.95">
            <text:p>10,95</text:p>
          </table:table-cell>
          <table:table-cell table:style-name="ce21" office:value-type="float" office:value="33.5">
            <text:p>33,50</text:p>
          </table:table-cell>
          <table:table-cell table:number-columns-repeated="3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3" office:value-type="float" office:value="2.87">
            <text:p>2,87</text:p>
          </table:table-cell>
          <table:table-cell table:style-name="ce13" office:value-type="float" office:value="5.07">
            <text:p>5,07</text:p>
          </table:table-cell>
          <table:table-cell table:style-name="ce13" office:value-type="float" office:value="5.67">
            <text:p>5,67</text:p>
          </table:table-cell>
          <table:table-cell table:style-name="ce21" office:value-type="float" office:value="38.8">
            <text:p>38,80</text:p>
          </table:table-cell>
          <table:table-cell table:number-columns-repeated="3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13" office:value-type="float" office:value="3.8">
            <text:p>3,80</text:p>
          </table:table-cell>
          <table:table-cell table:style-name="ce13" office:value-type="float" office:value="8.01">
            <text:p>8,01</text:p>
          </table:table-cell>
          <table:table-cell table:style-name="ce13" office:value-type="float" office:value="7.41">
            <text:p>7,41</text:p>
          </table:table-cell>
          <table:table-cell table:style-name="ce21" office:value-type="float" office:value="38.16">
            <text:p>38,16</text:p>
          </table:table-cell>
          <table:table-cell table:number-columns-repeated="3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3" office:value-type="float" office:value="12.35">
            <text:p>12,35</text:p>
          </table:table-cell>
          <table:table-cell table:style-name="ce13" office:value-type="float" office:value="4.52">
            <text:p>4,52</text:p>
          </table:table-cell>
          <table:table-cell table:style-name="ce13" office:value-type="float" office:value="4.35">
            <text:p>4,35</text:p>
          </table:table-cell>
          <table:table-cell table:style-name="ce21" office:value-type="float" office:value="48.27">
            <text:p>48,27</text:p>
          </table:table-cell>
          <table:table-cell table:number-columns-repeated="3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3" office:value-type="float" office:value="11.11">
            <text:p>11,11</text:p>
          </table:table-cell>
          <table:table-cell table:style-name="ce13" office:value-type="float" office:value="3.48">
            <text:p>3,48</text:p>
          </table:table-cell>
          <table:table-cell table:style-name="ce13" office:value-type="float" office:value="2.97">
            <text:p>2,97</text:p>
          </table:table-cell>
          <table:table-cell table:style-name="ce21" office:value-type="float" office:value="47.14">
            <text:p>47,14</text:p>
          </table:table-cell>
          <table:table-cell table:number-columns-repeated="3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13" office:value-type="float" office:value="21.99">
            <text:p>21,99</text:p>
          </table:table-cell>
          <table:table-cell table:style-name="ce13" office:value-type="float" office:value="22.02">
            <text:p>22,02</text:p>
          </table:table-cell>
          <table:table-cell table:style-name="ce13" office:value-type="float" office:value="24.07">
            <text:p>24,07</text:p>
          </table:table-cell>
          <table:table-cell table:style-name="ce21" office:value-type="float" office:value="39.86">
            <text:p>39,86</text:p>
          </table:table-cell>
          <table:table-cell table:number-columns-repeated="3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13" office:value-type="float" office:value="8.82">
            <text:p>8,82</text:p>
          </table:table-cell>
          <table:table-cell table:style-name="ce13" office:value-type="float" office:value="3.3">
            <text:p>3,30</text:p>
          </table:table-cell>
          <table:table-cell table:style-name="ce13" office:value-type="float" office:value="5.36">
            <text:p>5,36</text:p>
          </table:table-cell>
          <table:table-cell table:style-name="ce21" office:value-type="float" office:value="43.31">
            <text:p>43,31</text:p>
          </table:table-cell>
          <table:table-cell table:number-columns-repeated="3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13" office:value-type="float" office:value="7.93">
            <text:p>7,93</text:p>
          </table:table-cell>
          <table:table-cell table:style-name="ce13" office:value-type="float" office:value="0">
            <text:p>0,00</text:p>
          </table:table-cell>
          <table:table-cell table:style-name="ce13" office:value-type="float" office:value="2.07">
            <text:p>2,07</text:p>
          </table:table-cell>
          <table:table-cell table:style-name="ce21" office:value-type="float" office:value="43.75">
            <text:p>43,75</text:p>
          </table:table-cell>
          <table:table-cell table:number-columns-repeated="3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13" office:value-type="float" office:value="9.34">
            <text:p>9,34</text:p>
          </table:table-cell>
          <table:table-cell table:style-name="ce13" office:value-type="float" office:value="2.25">
            <text:p>2,25</text:p>
          </table:table-cell>
          <table:table-cell table:style-name="ce13" office:value-type="float" office:value="1.11">
            <text:p>1,11</text:p>
          </table:table-cell>
          <table:table-cell table:style-name="ce21" office:value-type="float" office:value="45.43">
            <text:p>45,43</text:p>
          </table:table-cell>
          <table:table-cell table:number-columns-repeated="3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13" office:value-type="float" office:value="8.31">
            <text:p>8,31</text:p>
          </table:table-cell>
          <table:table-cell table:style-name="ce13" office:value-type="float" office:value="2.07">
            <text:p>2,07</text:p>
          </table:table-cell>
          <table:table-cell table:style-name="ce13" office:value-type="float" office:value="0">
            <text:p>0,00</text:p>
          </table:table-cell>
          <table:table-cell table:style-name="ce21" office:value-type="float" office:value="44.43">
            <text:p>44,43</text:p>
          </table:table-cell>
          <table:table-cell table:number-columns-repeated="3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13" office:value-type="float" office:value="7.31">
            <text:p>7,31</text:p>
          </table:table-cell>
          <table:table-cell table:style-name="ce13" office:value-type="float" office:value="2.44">
            <text:p>2,44</text:p>
          </table:table-cell>
          <table:table-cell table:style-name="ce13" office:value-type="float" office:value="1.11">
            <text:p>1,11</text:p>
          </table:table-cell>
          <table:table-cell table:style-name="ce21" office:value-type="float" office:value="43.43">
            <text:p>43,43</text:p>
          </table:table-cell>
          <table:table-cell table:number-columns-repeated="3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13" office:value-type="float" office:value="7.55">
            <text:p>7,55</text:p>
          </table:table-cell>
          <table:table-cell table:style-name="ce13" office:value-type="float" office:value="0.75">
            <text:p>0,75</text:p>
          </table:table-cell>
          <table:table-cell table:style-name="ce13" office:value-type="float" office:value="1.53">
            <text:p>1,53</text:p>
          </table:table-cell>
          <table:table-cell table:style-name="ce21" office:value-type="float" office:value="43.52">
            <text:p>43,52</text:p>
          </table:table-cell>
          <table:table-cell table:number-columns-repeated="3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13" office:value-type="float" office:value="11.13">
            <text:p>11,13</text:p>
          </table:table-cell>
          <table:table-cell table:style-name="ce13" office:value-type="float" office:value="18.41">
            <text:p>18,41</text:p>
          </table:table-cell>
          <table:table-cell table:style-name="ce13" office:value-type="float" office:value="19.26">
            <text:p>19,26</text:p>
          </table:table-cell>
          <table:table-cell table:style-name="ce21" office:value-type="float" office:value="25.4">
            <text:p>25,40</text:p>
          </table:table-cell>
          <table:table-cell table:number-columns-repeated="3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13" office:value-type="float" office:value="17.49">
            <text:p>17,49</text:p>
          </table:table-cell>
          <table:table-cell table:style-name="ce13" office:value-type="float" office:value="23.44">
            <text:p>23,44</text:p>
          </table:table-cell>
          <table:table-cell table:style-name="ce13" office:value-type="float" office:value="24.76">
            <text:p>24,76</text:p>
          </table:table-cell>
          <table:table-cell table:style-name="ce21" office:value-type="float" office:value="23.21">
            <text:p>23,21</text:p>
          </table:table-cell>
          <table:table-cell table:number-columns-repeated="3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13" office:value-type="float" office:value="11.03">
            <text:p>11,03</text:p>
          </table:table-cell>
          <table:table-cell table:style-name="ce13" office:value-type="float" office:value="18.93">
            <text:p>18,93</text:p>
          </table:table-cell>
          <table:table-cell table:style-name="ce13" office:value-type="float" office:value="19.28">
            <text:p>19,28</text:p>
          </table:table-cell>
          <table:table-cell table:style-name="ce21" office:value-type="float" office:value="25.43">
            <text:p>25,43</text:p>
          </table:table-cell>
          <table:table-cell table:number-columns-repeated="3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14" office:value-type="float" office:value="36.12">
            <text:p>36,12</text:p>
          </table:table-cell>
          <table:table-cell table:style-name="ce14" office:value-type="float" office:value="43.75">
            <text:p>43,75</text:p>
          </table:table-cell>
          <table:table-cell table:style-name="ce14" office:value-type="float" office:value="44.43">
            <text:p>44,43</text:p>
          </table:table-cell>
          <table:table-cell table:style-name="ce22" office:value-type="float" office:value="0">
            <text:p>0,00</text:p>
          </table:table-cell>
          <table:table-cell table:number-columns-repeated="3"/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>
            <text:p>Objective</text:p>
          </table:table-cell>
          <table:table-cell table:number-columns-repeated="7"/>
        </table:table-row>
        <table:table-row table:style-name="ro2">
          <table:table-cell/>
          <table:table-cell table:formula="of:=SUMPRODUCT([.B40:.E61];[.B116:.E137])" office:value-type="float" office:value="165.96">
            <text:p>165,96</text:p>
          </table:table-cell>
          <table:table-cell table:number-columns-repeated="6"/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>
            <text:p>Constraint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BRICK VISITS</text:p>
          </table:table-cell>
          <table:table-cell table:number-columns-repeated="7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Default" table:formula="of:=SUM([.B116:.E11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Default" table:formula="of:=SUM([.B117:.E117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Default" table:formula="of:=SUM([.B118:.E118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Default" table:formula="of:=SUM([.B119:.E119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Default" table:formula="of:=SUM([.B120:.E12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Default" table:formula="of:=SUM([.B121:.E121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Default" table:formula="of:=SUM([.B122:.E122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Default" table:formula="of:=SUM([.B123:.E12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Default" table:formula="of:=SUM([.B124:.E124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Default" table:formula="of:=SUM([.B125:.E125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Default" table:formula="of:=SUM([.B126:.E12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Default" table:formula="of:=SUM([.B127:.E127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Default" table:formula="of:=SUM([.B128:.E128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Default" table:formula="of:=SUM([.B129:.E129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Default" table:formula="of:=SUM([.B130:.E130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Default" table:formula="of:=SUM([.B131:.E131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Default" table:formula="of:=SUM([.B132:.E132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Default" table:formula="of:=SUM([.B133:.E133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Default" table:formula="of:=SUM([.B134:.E134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Default" table:formula="of:=SUM([.B135:.E135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Default" table:formula="of:=SUM([.B136:.E136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Default" table:formula="of:=SUM([.B137:.E137])" office:value-type="float" office:value="1">
            <text:p>1</text:p>
          </table:table-cell>
          <table:table-cell office:value-type="string">
            <text:p>=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5"/>
          <table:table-cell table:style-name="Default"/>
          <table:table-cell table:number-columns-repeated="6"/>
        </table:table-row>
        <table:table-row table:style-name="ro2">
          <table:table-cell table:style-name="ce6"/>
          <table:table-cell table:style-name="Default"/>
          <table:table-cell table:number-columns-repeated="6"/>
        </table:table-row>
        <table:table-row table:style-name="ro2">
          <table:table-cell table:style-name="ce6" office:value-type="string">
            <text:p>WORKLOAD</text:p>
          </table:table-cell>
          <table:table-cell table:style-name="Default"/>
          <table:table-cell table:number-columns-repeated="6"/>
        </table:table-row>
        <table:table-row table:style-name="ro2">
          <table:table-cell table:style-name="ce6" office:value-type="string">
            <text:p>SR1</text:p>
          </table:table-cell>
          <table:table-cell table:style-name="Default" table:formula="of:=SUMPRODUCT([.B116:.B137];[.$B$14:.$B$35])" office:value-type="float" office:value="1.1547">
            <text:p>1,1547</text:p>
          </table:table-cell>
          <table:table-cell office:value-type="string">
            <text:p>&lt;=</text:p>
          </table:table-cell>
          <table:table-cell office:value-type="float" office:value="1.2">
            <text:p>1,2</text:p>
          </table:table-cell>
          <table:table-cell table:number-columns-repeated="4"/>
        </table:table-row>
        <table:table-row table:style-name="ro2">
          <table:table-cell table:style-name="ce6" office:value-type="string">
            <text:p>SR2</text:p>
          </table:table-cell>
          <table:table-cell table:style-name="Default" table:formula="of:=SUMPRODUCT([.C116:.C137];[.$B$14:.$B$35])" office:value-type="float" office:value="1.0407">
            <text:p>1,0407</text:p>
          </table:table-cell>
          <table:table-cell office:value-type="string">
            <text:p>&lt;=</text:p>
          </table:table-cell>
          <table:table-cell office:value-type="float" office:value="1.2">
            <text:p>1,2</text:p>
          </table:table-cell>
          <table:table-cell table:number-columns-repeated="4"/>
        </table:table-row>
        <table:table-row table:style-name="ro2">
          <table:table-cell table:style-name="ce6" office:value-type="string">
            <text:p>SR3</text:p>
          </table:table-cell>
          <table:table-cell table:style-name="Default" table:formula="of:=SUMPRODUCT([.D116:.D137];[.$B$14:.$B$35])" office:value-type="float" office:value="1.0018">
            <text:p>1,0018</text:p>
          </table:table-cell>
          <table:table-cell office:value-type="string">
            <text:p>&lt;=</text:p>
          </table:table-cell>
          <table:table-cell office:value-type="float" office:value="1.2">
            <text:p>1,2</text:p>
          </table:table-cell>
          <table:table-cell table:number-columns-repeated="4"/>
        </table:table-row>
        <table:table-row table:style-name="ro2">
          <table:table-cell table:style-name="ce6" office:value-type="string">
            <text:p>SR4</text:p>
          </table:table-cell>
          <table:table-cell table:style-name="Default" table:formula="of:=SUMPRODUCT([.E116:.E137];[.$B$14:.$B$35])" office:value-type="float" office:value="0.8028">
            <text:p>0,8028</text:p>
          </table:table-cell>
          <table:table-cell office:value-type="string">
            <text:p>&lt;=</text:p>
          </table:table-cell>
          <table:table-cell office:value-type="float" office:value="1.2">
            <text:p>1,2</text:p>
          </table:table-cell>
          <table:table-cell table:number-columns-repeated="4"/>
        </table:table-row>
        <table:table-row table:style-name="ro2">
          <table:table-cell table:style-name="ce6" office:value-type="string">
            <text:p>SR1</text:p>
          </table:table-cell>
          <table:table-cell table:style-name="Default" table:formula="of:=SUMPRODUCT([.B116:.B137];[.$B$14:.$B$35])" office:value-type="float" office:value="1.1547">
            <text:p>1,1547</text:p>
          </table:table-cell>
          <table:table-cell office:value-type="string">
            <text:p>&gt;=</text:p>
          </table:table-cell>
          <table:table-cell office:value-type="float" office:value="0.8">
            <text:p>0,8</text:p>
          </table:table-cell>
          <table:table-cell table:number-columns-repeated="4"/>
        </table:table-row>
        <table:table-row table:style-name="ro2">
          <table:table-cell table:style-name="ce6" office:value-type="string">
            <text:p>SR2</text:p>
          </table:table-cell>
          <table:table-cell table:style-name="Default" table:formula="of:=SUMPRODUCT([.C116:.C137];[.$B$14:.$B$35])" office:value-type="float" office:value="1.0407">
            <text:p>1,0407</text:p>
          </table:table-cell>
          <table:table-cell office:value-type="string">
            <text:p>&gt;=</text:p>
          </table:table-cell>
          <table:table-cell office:value-type="float" office:value="0.8">
            <text:p>0,8</text:p>
          </table:table-cell>
          <table:table-cell table:number-columns-repeated="4"/>
        </table:table-row>
        <table:table-row table:style-name="ro2">
          <table:table-cell table:style-name="ce6" office:value-type="string">
            <text:p>SR3</text:p>
          </table:table-cell>
          <table:table-cell table:style-name="Default" table:formula="of:=SUMPRODUCT([.D116:.D137];[.$B$14:.$B$35])" office:value-type="float" office:value="1.0018">
            <text:p>1,0018</text:p>
          </table:table-cell>
          <table:table-cell office:value-type="string">
            <text:p>&gt;=</text:p>
          </table:table-cell>
          <table:table-cell office:value-type="float" office:value="0.8">
            <text:p>0,8</text:p>
          </table:table-cell>
          <table:table-cell table:number-columns-repeated="4"/>
        </table:table-row>
        <table:table-row table:style-name="ro2">
          <table:table-cell table:style-name="ce6" office:value-type="string">
            <text:p>SR4</text:p>
          </table:table-cell>
          <table:table-cell table:style-name="Default" table:formula="of:=SUMPRODUCT([.E116:.E137];[.$B$14:.$B$35])" office:value-type="float" office:value="0.8028">
            <text:p>0,8028</text:p>
          </table:table-cell>
          <table:table-cell office:value-type="string">
            <text:p>&gt;=</text:p>
          </table:table-cell>
          <table:table-cell office:value-type="float" office:value="0.8">
            <text:p>0,8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>
            <text:p>DISRUPTION</text:p>
          </table:table-cell>
          <table:table-cell table:number-columns-repeated="7"/>
        </table:table-row>
        <table:table-row table:style-name="ro2">
          <table:table-cell office:value-type="string">
            <text:p>SR1</text:p>
          </table:table-cell>
          <table:table-cell table:formula="of:=SUMPRODUCT([.E6:.E27];[.B116:.B137])" office:value-type="float" office:value="2">
            <text:p>2</text:p>
          </table:table-cell>
          <table:table-cell office:value-type="string">
            <text:p>&lt;=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SR2</text:p>
          </table:table-cell>
          <table:table-cell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R3</text:p>
          </table:table-cell>
          <table:table-cell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 office:value-type="string">
            <text:p>SR4</text:p>
          </table:table-cell>
          <table:table-cell office:value-type="float" office:value="0">
            <text:p>0</text:p>
          </table:table-cell>
          <table:table-cell office:value-type="string">
            <text:p>&lt;=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table:style-name="Default"/>
          <table:table-cell table:number-columns-repeated="6"/>
        </table:table-row>
        <table:table-row table:style-name="ro2">
          <table:table-cell table:style-name="ce3" office:value-type="string">
            <text:p>Brick Number</text:p>
          </table:table-cell>
          <table:table-cell office:value-type="string">
            <text:p>SR1</text:p>
          </table:table-cell>
          <table:table-cell table:style-name="ce2" office:value-type="string">
            <text:p>SR2</text:p>
          </table:table-cell>
          <table:table-cell table:style-name="ce2" office:value-type="string">
            <text:p>SR3</text:p>
          </table:table-cell>
          <table:table-cell table:style-name="ce2" office:value-type="string">
            <text:p>SR4</text:p>
          </table:table-cell>
          <table:table-cell table:number-columns-repeated="3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formula="of:=SUM([.B116:.E116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2">
            <text:p>2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formula="of:=SUM([.B117:.E117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formula="of:=SUM([.B118:.E118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4">
            <text:p>4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9" office:value-type="float" office:value="0">
            <text:p>0</text:p>
          </table:table-cell>
          <table:table-cell table:formula="of:=SUM([.B119:.E119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5">
            <text:p>5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9" office:value-type="float" office:value="0">
            <text:p>0</text:p>
          </table:table-cell>
          <table:table-cell table:formula="of:=SUM([.B120:.E120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6">
            <text:p>6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9" office:value-type="float" office:value="0">
            <text:p>0</text:p>
          </table:table-cell>
          <table:table-cell table:formula="of:=SUM([.B121:.E121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7">
            <text:p>7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9" office:value-type="float" office:value="0">
            <text:p>0</text:p>
          </table:table-cell>
          <table:table-cell table:formula="of:=SUM([.B122:.E122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8">
            <text:p>8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9" office:value-type="float" office:value="0">
            <text:p>0</text:p>
          </table:table-cell>
          <table:table-cell table:formula="of:=SUM([.B123:.E123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9">
            <text:p>9</text:p>
          </table:table-cell>
          <table:table-cell table:style-name="ce15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formula="of:=SUM([.B124:.E124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15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formula="of:=SUM([.B125:.E125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1">
            <text:p>11</text:p>
          </table:table-cell>
          <table:table-cell table:style-name="ce15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formula="of:=SUM([.B126:.E126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2">
            <text:p>12</text:p>
          </table:table-cell>
          <table:table-cell table:style-name="ce15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19" office:value-type="float" office:value="0">
            <text:p>0</text:p>
          </table:table-cell>
          <table:table-cell table:formula="of:=SUM([.B127:.E127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3">
            <text:p>13</text:p>
          </table:table-cell>
          <table:table-cell table:style-name="ce15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19" office:value-type="float" office:value="0">
            <text:p>0</text:p>
          </table:table-cell>
          <table:table-cell table:formula="of:=SUM([.B128:.E128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4">
            <text:p>14</text:p>
          </table:table-cell>
          <table:table-cell table:style-name="ce15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19" office:value-type="float" office:value="0">
            <text:p>0</text:p>
          </table:table-cell>
          <table:table-cell table:formula="of:=SUM([.B129:.E129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5">
            <text:p>15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9" office:value-type="float" office:value="0">
            <text:p>0</text:p>
          </table:table-cell>
          <table:table-cell table:formula="of:=SUM([.B130:.E130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6">
            <text:p>16</text:p>
          </table:table-cell>
          <table:table-cell table:style-name="ce15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formula="of:=SUM([.B131:.E131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7">
            <text:p>17</text:p>
          </table:table-cell>
          <table:table-cell table:style-name="ce15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formula="of:=SUM([.B132:.E132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8">
            <text:p>18</text:p>
          </table:table-cell>
          <table:table-cell table:style-name="ce15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number-columns-repeated="2" table:style-name="ce19" office:value-type="float" office:value="0">
            <text:p>0</text:p>
          </table:table-cell>
          <table:table-cell table:formula="of:=SUM([.B133:.E133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19">
            <text:p>19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9" office:value-type="float" office:value="0">
            <text:p>0</text:p>
          </table:table-cell>
          <table:table-cell table:formula="of:=SUM([.B134:.E134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15" office:value-type="float" office:value="1">
            <text:p>1</text:p>
          </table:table-cell>
          <table:table-cell table:number-columns-repeated="3" table:style-name="ce19" office:value-type="float" office:value="0">
            <text:p>0</text:p>
          </table:table-cell>
          <table:table-cell table:formula="of:=SUM([.B135:.E135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4" office:value-type="float" office:value="21">
            <text:p>21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formula="of:=SUM([.B136:.E136])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15" office:value-type="float" office:value="0">
            <text:p>0</text:p>
          </table:table-cell>
          <table:table-cell table:number-columns-repeated="2" table:style-name="ce19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formula="of:=SUM([.B137:.E137])" office:value-type="float" office:value="1">
            <text:p>1</text:p>
          </table:table-cell>
          <table:table-cell table:number-columns-repeated="2"/>
        </table:table-row>
        <table:table-row table:style-name="ro2" table:number-rows-repeated="104843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5" number:min-integer-digits="1"/>
    </number:number-style>
    <number:number-style style:name="N109">
      <number:number number:decimal-places="4" number:min-integer-digits="1"/>
    </number:number-style>
    <number:number-style style:name="N110">
      <number:number number:decimal-places="1"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3">13/08/2015</text:date>, <text:time>15:14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8T10:53:44</meta:creation-date>
    <dc:date>2015-08-13T15:14:28.98</dc:date>
    <dc:creator>emmanuel q</dc:creator>
    <meta:editing-duration>P2DT1H41M7S</meta:editing-duration>
    <meta:editing-cycles>8</meta:editing-cycles>
    <meta:generator>OpenOffice/4.1.1$Win32 OpenOffice.org_project/411m6$Build-9775</meta:generator>
    <meta:document-statistic meta:table-count="3" meta:cell-count="575" meta:object-count="0"/>
  </office:meta>
</office:document-meta>
</file>